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style:tab-stops>
          <style:tab-stop style:position="2.011cm"/>
        </style:tab-stops>
      </style:paragraph-properties>
    </style:style>
    <style:style style:name="P8" style:family="paragraph" style:parent-style-name="Text_20_body">
      <style:paragraph-properties>
        <style:tab-stops>
          <style:tab-stop style:position="1.905cm"/>
          <style:tab-stop style:position="3.387cm"/>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Virennica<text:tab/>1</text:p>
            <text:p text:style-name="P2">Quintes<text:tab/>1</text:p>
            <text:p text:style-name="P2">Der Illusionist<text:tab/>1</text:p>
            <text:p text:style-name="P2">Drunken Monkeys<text:tab/>2</text:p>
            <text:p text:style-name="P2">Frederic / Frederic Cousin<text:tab/>2</text:p>
            <text:p text:style-name="P1">Unsdorf<text:tab/>2</text:p>
            <text:p text:style-name="P2">Das Holzkästchen<text:tab/>2</text:p>
            <text:p text:style-name="P2">Bedeutung des Holzkästchen<text:tab/>2</text:p>
            <text:p text:style-name="P1">Das Tunier<text:tab/>2</text:p>
            <text:p text:style-name="P2">Wettbewerbe<text:tab/>2</text:p>
            <text:p text:style-name="P3">Bogenschießen/ Messerwerfen<text:tab/>2</text:p>
            <text:p text:style-name="P3">Schwertkampf/Unbewaffenete Kämpfe mit den gängiste Waffengattungen<text:tab/>3</text:p>
            <text:p text:style-name="P3">Turnier zum Turmspiel<text:tab/>3</text:p>
            <text:p text:style-name="P2">Plots<text:tab/>3</text:p>
            <text:p text:style-name="P3">Der Schwertmeister<text:tab/>3</text:p>
            <text:p text:style-name="P3">Illegale Wetten<text:tab/>3</text:p>
          </text:index-body>
        </text:table-of-content>
        <text:h text:style-name="Heading_20_1" text:outline-level="1">Virennica</text:h>
        <text:h text:style-name="Heading_20_2" text:outline-level="2">Quintes</text:h>
        <text:p text:style-name="Text_20_body">Quintes weiß so ziemlich alles was bisher passiert ist und hat selber Nachforschungen angestellt. Quintes ist ein guter Freund von Salomon und weiß, das es immer mehr Menschen mit seltsamen Kräften gibt.</text:p>
        <text:p text:style-name="Text_20_body">Er rät der Gruppe sich still zu verhalten und die Quest durch zu führen. </text:p>
        <text:p text:style-name="Text_20_body">Er weiß selber nichts über die Pyramide oder ähnliches, kann der Gruppe aber viel über Artemis selbst erzählen. Er meint, dass sie seine Arbeitsstätte (= Pyramide) gefunden haben, das diese aber nur gefunden wird, und nicht gefunden werden kann. Auch sollte man nicht davon ausgehen, dass die Pyramide noch da ist, wenn sie die Höhle ein weiteres Mal aufsuchen. </text:p>
        <text:p text:style-name="Text_20_body">Quintes weiß nichts über die Quarantäne oder was die Kontrolle will. Er bietet der gruppe an, ihnen bei ihren Nachforschungen zu helfen und sie zu unterstützen soweit es ihm möglich ist. </text:p>
        <text:p text:style-name="Text_20_body">Wenn sie ihn nach seinen Beweggründen nennen, dann wird er folgendens sagen:</text:p>
        <text:list text:style-name="L1">
          <text:list-item>
            <text:p text:style-name="P4">Neugierde und der Wille / Wunsch alles zu lernen, was sich ihm an Wundern bietet. Er hält die Gruppe für ein solches Wunder, und er will wissen, wie es ihnen in Zukunft ergehen wird und er will möglichst viel über sie lernen. Auch sind die Entdeckungen die die Gruppe gemacht haben und noch machen könnten von großem Interesse für ihn.</text:p>
          </text:list-item>
          <text:list-item>
            <text:p text:style-name="P4">Die Tatsache, das er eine Freundschaft zu Salomon hat und sie indirekt zu Salomon gehören, auch wenn der Sturkopf Salomon das noch anders sieht. </text:p>
          </text:list-item>
          <text:list-item>
            <text:p text:style-name="P4">Die Tatsache, dass Quintes die Politik der GILDE nicht schätzt und nicht will, das die GILDE aktiv gegen die Schicksalsgemeinschaft vorgeht. Was sie seiner Meinung nach zweifelsohne tun werden, wenn die GILDE zweifelsfrei weiß, das es die Schicksalsgemeinschaft gibt.</text:p>
          </text:list-item>
          <text:list-item>
            <text:p text:style-name="P4">Die Tatsa­che, das Quintes glaubt, das er über die Gruppe die Möglichkeit bekommt, selbst zu einem Freimagier zu werden.</text:p>
          </text:list-item>
        </text:list>
        <text:p text:style-name="Text_20_body">Quintes stellt es der Gruppe frei, ob sie seine Dienste annehmen. Er wird alles tun, um das Vertrauen der Gruppe zu gewinnen. </text:p>
        <text:p text:style-name="Text_20_body">Quintes weißt darauf hin, dass die Magier bei der nächsten Prüfung durch die GILDE ein Problem haben und das sie hier was unternehmen sollten.. eventuell den Tod vortäuschen. Er kann ihnen nur insoweit dabei helfen, das er den Papierkram übernehmen wird damit der Tod offiziell wird. Die gefakten Leichen müssen sie selber bringen...</text:p>
        <text:p text:style-name="Standard">---&gt; Der Illusionist....</text:p>
        <text:h text:style-name="Heading_20_2" text:outline-level="2">Der Illusionist</text:h>
        <text:p text:style-name="Text_20_body">Denn Illusionisten können sie ein kassieren. </text:p>
        <text:p text:style-name="Text_20_body">Er kann ihnen zu Frederic nichts neues verraten. Er sagt, das er sich nicht getraut hat Frederic zu widersprechen. </text:p>
        <text:p text:style-name="Text_20_body">Er wird sie anflehen sie nicht den Behörden auszuliefern und bietet ihnen seine Dienste an. Warum er nicht registriert ist, <text:s/>will er nicht verraten. Wenn sie ihn bedrohen können sie erfahren, das sein Vater in Konflikt mit der GILDE kam, da sein Vater etwas erfunden hat, von dem die GILDE nicht wollte, das es public wurde. Daher wurde sein Vater getötet, er konn­te vorher noch fliehen...Er weiß nicht, was sein Vater gefunden / erfunden hat.</text:p>
        <text:p text:style-name="Text_20_body">Wenn sie ihn ausliefern, bekom­men sie ein Belohnung von sage und schreibe 2.000. </text:p>
        <text:p text:style-name="Text_20_body">Wenn Sie ihn nicht ausliefern, be­kommen sie einen Kontakt, der sich später als wertvoll erweisen kann. Der Illusionist wird dann bei den Drunken Monkeys Unter­schlupf finden. </text:p>
        <text:p text:style-name="Text_20_body">Um ihn zu finden, müssen die Drunken Monkeys erst noch aktiv werden. Sobald sie ihn gefunden haben, werden die Monkeys die Gruppe um Hilfe bieten ihn zu fassen. Der Illusionist wird gewarnt <text:s/>sein und die Gruppe mit Hilfe von Illusionen narren, so dass die Gruppe sich am Ende selber bekämpfen wird. Wenn Sie ihn festsetzen, dann wird er um Gnade flehen und sagen, dass er davon ausging, das man gekommen ist um ihn zu töten und er sich nur wehren wollte. --&gt; Er wird niemanden töten...</text:p>
        <text:p text:style-name="Text_20_body"><text:span text:style-name="T1">Im Haus indem sich der Illusionist aufhält können sie ein weiteres Bruchstück des Artefakts finden.</text:span> </text:p>
        <text:p text:style-name="Text_20_body">Allerdings werden die Monkeys das Bruchstück behalten und die Gruppe wird erstmals mit dem Oberhaupt der Monkeys Bekanntschaft machen... Dieser ist mir Vorzugsbehandlung durch Alfonso nicht einverstanden und wird versuchen Infos aus der Gruppe herauszubekommen. Das schlimmste wird allerdings durch Alfonso verhindert...</text:p>
        <text:h text:style-name="Heading_20_2" text:outline-level="2">Drunken Monkeys</text:h>
        <text:p text:style-name="Text_20_body">Die Drunken Monkys haben in der Zwischenzeit die Organisation der Scarfaces zerschlagen, so dass nur noch eine Diebesgilde in Virennica gibt. </text:p>
        <text:h text:style-name="Heading_20_2" text:outline-level="2"/>
        <text:h text:style-name="Heading_20_2" text:outline-level="2">Frederic / Frederic Cousin</text:h>
        <text:p text:style-name="Text_20_body">In dessen Haus können sie nichts vernünftiges finden, außer einigen wenigen Briefen zwischen Frederic und seinem Cousin, die alle schon einige Monate alt sind und die nur SmallTalk beinhalten. </text:p>
        <text:p text:style-name="Text_20_body">Sein Cousin ist verschwunden. Er wurde von Frederic getötet, da die Sequenz ganz leicht bei ihm aufkam. </text:p>
        <text:p text:style-name="Text_20_body">In Unsdorf können sie Briefe finden, zwischen Frederic und Salomon. Tenor ist, das Frederic die Hilfe und den Schutz von Salomon annehmen möchte. </text:p>
        <text:p text:style-name="Text_20_body">Sie können auch einen noch nicht fertigen Brief finden, indem sich Frederic bei Solomon beklagt</text:p>
        <text:list text:style-name="L2">
          <text:list-item>
            <text:p text:style-name="P5">das er ständig Kopfschmerzen hat, </text:p>
          </text:list-item>
          <text:list-item>
            <text:p text:style-name="P5">im schwindelig wird </text:p>
          </text:list-item>
          <text:list-item>
            <text:p text:style-name="P5">und er manchmal das Gefühl hat unbedingt einen anderen Menschen töten zu müssen und das Blut drinken zu müssen. </text:p>
          </text:list-item>
          <text:list-item>
            <text:p text:style-name="P5">Er weiß nicht ob er dieses Verlangen noch lange kontrollieren kann.</text:p>
          </text:list-item>
          <text:list-item>
            <text:p text:style-name="P5">Dass seine Fähigkeiten immer stärker werden, er aber die Kontrolle darüber verliert und die Fähigkeiten eine Art von Eigenleben entwickelt haben...je stärker die Fähigkeiten werden, desto geringer ist seine Kontrolle daüber.</text:p>
          </text:list-item>
          <text:list-item>
            <text:p text:style-name="P5"><text:span text:style-name="T1">Er erzählt das er einen komischen Gegenstand gefunden hat, den er bei der Familie Koppelmann gefudnen hat und das ihn dieser Gegenstand irgendwie sehr beeindruckt hat und</text:span> <text:span text:style-name="T1">er sich quasi angezogen gefüllt hat, so das er den Gegenstand mitnahm. Diese Passage hat er anscheinend nachträglich eingefügt.. Er scheint nicht zu wissen was das Soll und will es von Salomon wissen...</text:span></text:p>
          </text:list-item>
        </text:list>
        <text:h text:style-name="Heading_20_1" text:outline-level="1" text:is-list-header="true">Unsdorf</text:h>
        <text:p text:style-name="Text_20_body">Sie müssen nochmals Report ablegen und werden von der Miliz belobigt. </text:p>
        <text:h text:style-name="Heading_20_2" text:outline-level="2">Das Holzkästchen</text:h>
        <text:p text:style-name="Text_20_body">Derjenige der als erstes seine Eltern befragt wird folgendes zu hören bekommen:</text:p>
        <text:p text:style-name="Text_20_body">Es gibt ein sehr altes Familienerbstück (ein kleines Holzkästchen) , das seit unzähligen Generationen weitergeben wird. Dabei heißt es, dass eines Tages ein männlicher Nachkomme seine Eltern eindringlich nach „Vorkommnissen“ befragen wird. Dieser Nachkomme soll derjenige sein, der das Kästchen bekommen soll und der es als einziger öffnen können soll.</text:p>
        <text:p text:style-name="Text_20_body">Der Vater wird erzählen, das der Großvater versuchte, das Kästchen zu öffnen und daran gescheitert ist. Das Kästchen erwies sich als unzerstörbar. </text:p>
        <text:p text:style-name="Text_20_body">Man kann sich nun gerne daran probieren aber der Vater wünscht dabei zu sein, wenn der Versuch unternommen wird. </text:p>
        <text:h text:style-name="Heading_20_2" text:outline-level="2">Bedeutung des Holzkästchen</text:h>
        <text:p text:style-name="Text_20_body">Im Kästchen liegt ein Kristall und einige Metallblöcke aus einem unbekannten Material. Das ganze ist reichlich unspektakulär. Dazu gibt es noch einige Metallplatten die mit einer unbekannten Schrift verziert sind. </text:p>
        <text:p text:style-name="Text_20_body">Der Kristall ist ein riesiger Datenspeicher, indem alle notwendigen Informationen enthalten sind um das Artefakt zusammen zu setzen und zu aktivieren. Die Metallblöcke sind reines Material und werden benötigt um die einzelnen Teile des Artefaktes zu verbinden. Sollten die Teile verloren gehen, wird es unendlich schwerer das Artefaktes wieder zusammen zu setzen.</text:p>
        <text:p text:style-name="Text_20_body">Das Holzkästchen stammt von einem derjenigen der das damalige Artefakt mit zerlegte und in Revelation sich versteckt hielt. Es war seine Aufgabe dafür zu sorgen, dass diese Teile in Sicherheit bleiben.</text:p>
        <text:p text:style-name="Text_20_body">Die Metallplatten enthalten die notwendigen Instruktionen, die notwendig <text:s/>um zu wissen, was eigentlich los ist und wie man das Artefakt zusammen setzen kann.</text:p>
        <text:p text:style-name="Text_20_body">Der Grund warum gerade die Gruppe diejenigen sind, die die Pyramide finden, die Sequenz tragen und die die Nachfahren derjenigen sind, die das Artefakt zerlegt haben: Die Schöpfer haben an einigen Stellen der Simulation gescripted um die ganze Entwicklung zu beschleunigen. Daher ist dies alles so, owbwohl es eher unwahrscheinlich ist. </text:p>
        <text:p text:style-name="Text_20_body">Die Gruppe muß jemanden finden der die alten Metallplatten übersetzen kann.</text:p>
        <text:h text:style-name="Heading_20_1" text:outline-level="1">Das Tunier</text:h>
        <text:p text:style-name="Standard">In Unsdorf findet zum Feiern des nahezu 1.000 jährigen Bestehens (genau genommen 998) ein großes Turnier statt, welches mehrere Wochen dauern wird und zu dem tausende Gäste aus aller Herren Länder erwartet werden. </text:p>
        <text:h text:style-name="Heading_20_2" text:outline-level="2">Wettbewerbe</text:h>
        <text:p text:style-name="Standard">Alle anderen Arten von Spielen und Wettbewerben</text:p>
        <text:p text:style-name="Standard">Alles was den Spielern einfällt... und was sich leicht umsetzen lässt. Wenn die Spieler kreativ sind, kann man ihnen hier die Möglichkeit verschaffen das eine oder andere zu gewinnen (up to 1.000$)</text:p>
        <text:p text:style-name="Standard">Ansonsten hier der Standard:</text:p>
        <text:h text:style-name="Heading_20_3" text:outline-level="3">Bogenschießen/ Messerwerfen</text:h>
        <text:p text:style-name="Text_20_body">Man würfelt insgesamt dreimal und addiert die Differenz aller Treffer zusammen (wenn man einen Wurf versaut, dann zählt das nicht...)</text:p>
        <text:p text:style-name="Text_20_body">Es gibt insgesamt fünf Runden bis zum Finale</text:p>
        <text:p text:style-name="Text_20_body">Skill: </text:p>
        <text:p text:style-name="Text_20_body">1: 10 + 1W2<text:line-break/>2: 11 + 1W2<text:line-break/>3: 12 + 1W3<text:line-break/>4: 14 + 1W3<text:line-break/>5: 16 + 1W6<text:line-break/>6: 18 + 1W6</text:p>
        <text:h text:style-name="Heading_20_3" text:outline-level="3">Schwertkampf/Unbewaffenete Kämpfe mit den gängiste Waffengattungen</text:h>
        <text:p text:style-name="Text_20_body">Mit und ohne Blut...</text:p>
        <text:p text:style-name="Text_20_body">Gewinne: </text:p>
        <text:list text:style-name="L3">
          <text:list-item>
            <text:p text:style-name="P6">10.000/50000</text:p>
          </text:list-item>
          <text:list-item>
            <text:p text:style-name="P6">5.000/25.000</text:p>
          </text:list-item>
          <text:list-item>
            <text:p text:style-name="P6">1.000/5.000</text:p>
          </text:list-item>
        </text:list>
        <text:p text:style-name="Text_20_body">Hier sind es ebenfalls fünf Runden bis zum Finale:</text:p>
        <text:p text:style-name="P7"><text:tab/>Attribute</text:p>
        <text:p text:style-name="P8">Skill<text:tab/>ST<text:tab/>DX/HT<text:tab/>*</text:p>
        <text:p text:style-name="P8">1: 10+w2<text:tab/>10+w2<text:tab/>11+w2<text:tab/>1<text:line-break/>2: 11+w2<text:tab/>11+w2<text:tab/>11+w3<text:tab/>1<text:line-break/>3: 12+w3<text:tab/>12+w2<text:tab/>12+w3<text:tab/>2<text:line-break/>4: 14+w3<text:tab/>12+w2<text:tab/>13+w3<text:tab/>3<text:line-break/>5: 16+w6<text:tab/>13+w3<text:tab/>14+w3<text:tab/>4<text:line-break/>6: 18+w6<text:tab/>13+w6<text:tab/>14+w3<text:tab/>4</text:p>
        <text:p text:style-name="P8">Wurf für Adv.</text:p>
        <text:p text:style-name="P8">1 Combat Reflexes</text:p>
        <text:p text:style-name="P8">2 High Pain Threshold</text:p>
        <text:p text:style-name="P8">3 Enhanded Dogde +1 (cum)</text:p>
        <text:p text:style-name="P8">4 Enhanded Block / Parry +1 (cum)</text:p>
        <text:p text:style-name="P8">5 Extra Attack</text:p>
        <text:p text:style-name="P8">6 Weaponmaster</text:p>
        <text:h text:style-name="Heading_20_3" text:outline-level="3">Turnier zum Turmspiel</text:h>
        <text:p text:style-name="Text_20_body">Hier werden sich die Magier versuchen...</text:p>
        <text:p text:style-name="Text_20_body">Nebenplot: Alex's Magier wird obwohl vom Spiel keine Ahnung fast bis ins Finale kommen...</text:p>
        <text:p text:style-name="Text_20_body"/>
        <text:h text:style-name="Heading_20_2" text:outline-level="2">Plots</text:h>
        <text:p text:style-name="Text_20_body">Einige mögliche Plots...</text:p>
        <text:h text:style-name="Heading_20_3" text:outline-level="3">Der Schwertmeister</text:h>
        <text:p text:style-name="Text_20_body">Es wird einen Schwertmeister geben, der sich bis ins Finale mit spektakulären Tricks durchkämpfen wird.</text:p>
        <text:p text:style-name="Text_20_body">Dieser wird dann allerdings von einem unbekannten sehr jungen Mann im Finale geschlagen. Es ist offensichtlich, das der Kerl schummelt und magische Dinge nutzte in den letzen zwei Runden; allerdings konnte man dies nicht nachweise... </text:p>
        <text:p text:style-name="Text_20_body">Im Finale kommt es zum Eklat und er wird von der Miliz festgenommen, die Miliz wird von Lampard kommandiert. </text:p>
        <text:p text:style-name="Text_20_body">Der Gruppe sollte es klar werden, wenn sie die Gerüchte hören, das das einer ist, dessen Schicksal gerade erwacht und das er die Gruppe in Gefahr bringt. </text:p>
        <text:p text:style-name="Text_20_body">Wenn Sie aktiv werden, können sie ihn dazu bringen, auf weitere Kämpfe zu verzichten, bleiben sie inaktiv wird man ihn festsetzen und die GILDE wird so das erste mal einen echten Beweis haben...</text:p>
        <text:h text:style-name="Heading_20_3" text:outline-level="3">Illegale Wetten</text:h>
        <text:p text:style-name="Standard">Es gibt natürliche immer wieder ein paar Schurken, die illegale Wetten abhalten und versuchen Kämpfer „zu überreden“ einen bestimmten Kampf zu verlieren. </text:p>
        <text:p text:style-name="Standard">Sollte einer der Spieler unter die letzten acht kommen, so wird man sich einen aussuchen der dann entsprechend unter Druck gesetzt werden soll.</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paragraph-properties fo:margin-top="0cm" fo:margin-bottom="0.109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10pt" fo:font-style="italic"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32pt" fo:font-weight="bold" fo:background-color="transparent" style:font-size-asian="32pt" style:font-weight-asian="bold" style:font-size-complex="32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32pt" fo:font-weight="bold" fo:background-color="transparent" style:font-size-asian="32pt" style:font-weight-asian="bold" style:font-size-complex="32pt" style:font-weight-complex="bold"/>
    </style:style>
    <style:style style:name="P3"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REVELATION</text:p>
      </style:header>
      <style:footer>
        <text:p text:style-name="P3"><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04T21:40:52</meta:creation-date>
    <dc:date>2006-08-15T18:09:14</dc:date>
    <meta:print-date>2006-08-15T16:15:47</meta:print-date>
    <dc:language>de-DE</dc:language>
    <meta:editing-cycles>62</meta:editing-cycles>
    <meta:editing-duration>PT18H52M15S</meta:editing-duration>
    <meta:user-defined meta:name="Info 1"/>
    <meta:user-defined meta:name="Info 2"/>
    <meta:user-defined meta:name="Info 3"/>
    <meta:user-defined meta:name="Info 4"/>
    <meta:document-statistic meta:table-count="0" meta:image-count="0" meta:object-count="0" meta:page-count="3" meta:paragraph-count="111" meta:word-count="1699" meta:character-count="10685"/>
  </office:meta>
</office:document-meta>
</file>